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E" style:family="table-column">
      <style:table-column-properties style:column-width="1.825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text-input text:description="customer">customer_name</text:text-input></text:p>
            </table:table-cell>
            <table:table-cell table:style-name="Table8.B1" office:value-type="string">
              <text:p text:style-name="P5"><text:s/>Date <text:s text:c="22"/>: <text:s/>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7">Job Order &amp; DR# <text:s/>: <text:s/><text:text-input text:description="job">job_order</text:text-input></text:p>
            </table:table-cell>
            <table:table-cell table:style-name="Table8.B2" office:value-type="string">
              <text:p text:style-name="P14">Fabric Style <text:s text:c="10"/>: <text:s text:c="2"/>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text-input text:description="quant">quantity</text:text-input></text:p>
            </table:table-cell>
            <table:table-cell table:style-name="Table8.B2" office:value-type="string">
              <text:p text:style-name="P16"><text:s/>Total Quantity <text:s text:c="5"/>: <text:s/>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7">Design Name <text:s text:c="7"/>: <text:s/><text:text-input text:description="desName">design Name</text:text-input></text:p>
            </table:table-cell>
            <table:table-cell table:style-name="Table8.B2" office:value-type="string">
              <text:p text:style-name="P13"><text:s/>Color <text:s text:c="20"/>: <text:s text:c="2"/><text:text-input text:description="color">color</text:text-input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C2" office:value-type="string">
              <text:p text:style-name="P11"><text:text-input text:description="kilo1">kilo1</text:text-input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C1" office:value-type="string">
              <text:p text:style-name="P11"><text:text-input text:description="m.get(&quot;kil2&quot;)">kilo2</text:text-input> <text:s/>Kgs</text:p>
            </table:table-cell>
            <table:table-cell table:style-name="Table2.C1" office:value-type="string">
              <text:p text:style-name="P11">Actual</text:p>
            </table:table-cell>
            <table:table-cell table:style-name="Table2.E1" office:value-type="string">
              <text:p text:style-name="P11">Consumption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1">%</text:p>
            </table:table-cell>
            <table:table-cell table:style-name="Table2.A2" office:value-type="string">
              <text:p text:style-name="P11">Kg/prep'n</text:p>
            </table:table-cell>
            <table:table-cell table:style-name="Table2.A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12"><text:text-input text:description="m.get(&quot;name1&quot;)">March</text:text-input></text:p>
            </table:table-cell>
            <table:table-cell table:style-name="Table2.A2" office:value-type="string">
              <text:p text:style-name="P12"><text:text-input text:description="m.get(&quot;per1&quot;)">-2</text:text-input></text:p>
            </table:table-cell>
            <table:table-cell table:style-name="Table2.A2" office:value-type="string">
              <text:p text:style-name="P12"><text:text-input text:description="m.get(&quot;kilo1&quot;)">15</text:text-input></text:p>
            </table:table-cell>
            <table:table-cell table:style-name="Table2.A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12"><text:text-input text:description="m.get(&quot;name2&quot;)">name2</text:text-input></text:p>
            </table:table-cell>
            <table:table-cell table:style-name="Table2.A2" office:value-type="string">
              <text:p text:style-name="P12"><text:text-input text:description="m.get(&quot;per2&quot;)">-2</text:text-input></text:p>
            </table:table-cell>
            <table:table-cell table:style-name="Table2.A2" office:value-type="string">
              <text:p text:style-name="P12"><text:text-input text:description="m.get(&quot;kilo2&quot;)">15</text:text-input></text:p>
            </table:table-cell>
            <table:table-cell table:style-name="Table2.A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12"><text:text-input text:description="m.get(&quot;name3&quot;)">name3</text:text-input></text:p>
            </table:table-cell>
            <table:table-cell table:style-name="Table2.A2" office:value-type="string">
              <text:p text:style-name="P12"><text:text-input text:description="m.get(&quot;per3&quot;)">-2</text:text-input></text:p>
            </table:table-cell>
            <table:table-cell table:style-name="Table2.A2" office:value-type="string">
              <text:p text:style-name="P12"><text:text-input text:description="m.get(&quot;kilo3&quot;)">15</text:text-input></text:p>
            </table:table-cell>
            <table:table-cell table:style-name="Table2.A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</table:table>
        <text:p text:style-name="P3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6-29T22:57:17.32</dc:date>
    <dc:creator>Eldridge Tan</dc:creator>
    <meta:editing-duration>P3DT8H52M41S</meta:editing-duration>
    <meta:editing-cycles>61</meta:editing-cycles>
    <meta:generator>OpenOffice/4.1.1$Win32 OpenOffice.org_project/411m6$Build-9775</meta:generator>
    <meta:document-statistic meta:table-count="3" meta:image-count="0" meta:object-count="0" meta:page-count="1" meta:paragraph-count="45" meta:word-count="156" meta:character-count="779"/>
  </office:meta>
</office:document-meta>
</file>